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'Noto Sans Japanese', sans-serif"/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1efdf8" officeooo:paragraph-rsid="001efdf8"/>
    </style:style>
    <style:style style:name="P4" style:family="paragraph" style:parent-style-name="Text_20_body">
      <style:text-properties officeooo:paragraph-rsid="001efdf8"/>
    </style:style>
    <style:style style:name="P5" style:family="paragraph" style:parent-style-name="Text_20_body">
      <style:text-properties officeooo:rsid="001f1efa" officeooo:paragraph-rsid="001f1efa"/>
    </style:style>
    <style:style style:name="P6" style:family="paragraph" style:parent-style-name="Text_20_body">
      <style:text-properties officeooo:rsid="001fd429" officeooo:paragraph-rsid="001fd429"/>
    </style:style>
    <style:style style:name="P7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8" style:family="paragraph" style:parent-style-name="Heading_20_3">
      <style:text-properties officeooo:rsid="001efdf8" officeooo:paragraph-rsid="001efdf8"/>
    </style:style>
    <style:style style:name="P9" style:family="paragraph" style:parent-style-name="Heading_20_3">
      <style:text-properties officeooo:rsid="001efdf8" officeooo:paragraph-rsid="001f1efa"/>
    </style:style>
    <style:style style:name="P10" style:family="paragraph" style:parent-style-name="Heading_20_3">
      <style:text-properties officeooo:paragraph-rsid="001efdf8"/>
    </style:style>
    <style:style style:name="P11" style:family="paragraph" style:parent-style-name="Heading_20_3">
      <style:paragraph-properties fo:break-before="page"/>
      <style:text-properties officeooo:rsid="001efdf8" officeooo:paragraph-rsid="001efdf8"/>
    </style:style>
    <style:style style:name="P12" style:family="paragraph" style:parent-style-name="Heading_20_2">
      <style:text-properties officeooo:rsid="000aca01" officeooo:paragraph-rsid="001c49ac"/>
    </style:style>
    <style:style style:name="T1" style:family="text">
      <style:text-properties officeooo:rsid="000f14e3"/>
    </style:style>
    <style:style style:name="T2" style:family="text">
      <style:text-properties officeooo:rsid="001dad2a"/>
    </style:style>
    <style:style style:name="T3" style:family="text">
      <style:text-properties officeooo:rsid="001efdf8"/>
    </style:style>
    <style:style style:name="T4" style:family="text">
      <style:text-properties officeooo:rsid="001f1efa"/>
    </style:style>
    <style:style style:name="T5" style:family="text">
      <style:text-properties officeooo:rsid="001fd4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4">Approaching Lavender</text:span> (<text:span text:style-name="T4">Gordon Lightfoot</text:span>)</text:h>
      <text:h text:style-name="P12" text:outline-level="2">Time Signature: <text:span text:style-name="T1">4</text:span>/4</text:h>
      <text:p text:style-name="P2">Chords: <text:span text:style-name="T5">C, Cmaj7, C7, F, G</text:span></text:p>
      <text:p text:style-name="P2">Tempo: 1<text:span text:style-name="T2">3</text:span>0 - 1<text:span text:style-name="T2">5</text:span>0 BPM</text:p>
      <text:p text:style-name="P1"/>
      <text:h text:style-name="P11" text:outline-level="3">[VERSE 1]</text:h>
      <text:p text:style-name="P3">C <text:s text:c="15"/>Cmaj7 <text:s text:c="9"/>C7</text:p>
      <text:p text:style-name="P3">If you'd like to spend the afternoon</text:p>
      <text:p text:style-name="P3"><text:s text:c="12"/>F</text:p>
      <text:p text:style-name="P3">approaching Lavender</text:p>
      <text:p text:style-name="P3"><text:s text:c="7"/>Fm <text:s text:c="16"/>C</text:p>
      <text:p text:style-name="P3">You'll feel just fine but one thing's sure</text:p>
      <text:p text:style-name="P3"><text:s text:c="20"/>G</text:p>
      <text:p text:style-name="P4"><text:span text:style-name="T3">You'll never be the same</text:span></text:p>
      <text:p text:style-name="P3">C <text:s text:c="15"/>Cmaj7</text:p>
      <text:p text:style-name="P3">If you'd like to try your hand</text:p>
      <text:p text:style-name="P3"><text:s text:c="3"/>C7 <text:s text:c="11"/>F</text:p>
      <text:p text:style-name="P3">at understanding Lavender</text:p>
      <text:p text:style-name="P3">Fm <text:s text:c="14"/>C</text:p>
      <text:p text:style-name="P3">Then you must be very sure</text:p>
      <text:p text:style-name="P3"><text:s text:c="19"/>G</text:p>
      <text:p text:style-name="P4"><text:span text:style-name="T3">That life is not a game</text:span></text:p>
      <text:p text:style-name="P3">C <text:s text:c="13"/>Cmaj7 <text:s text:c="11"/>C7</text:p>
      <text:p text:style-name="P3">You might even learn a thing or two</text:p>
      <text:p text:style-name="P3"><text:s text:c="12"/>F</text:p>
      <text:p text:style-name="P3">approaching Lavender</text:p>
      <text:p text:style-name="P3">Fm <text:s text:c="17"/>C</text:p>
      <text:p text:style-name="P3">You'll soon be on a one night tour</text:p>
      <text:p text:style-name="P3"><text:s text:c="20"/>G</text:p>
      <text:p text:style-name="P3">Forgetting your own name</text:p>
      <text:p text:style-name="P3">C <text:s text:c="15"/>Cmaj7 <text:s text:c="9"/>C7</text:p>
      <text:p text:style-name="P3">You won't need a reason just to be alone</text:p>
      <text:p text:style-name="P3"><text:s text:c="5"/>F</text:p>
      <text:p text:style-name="P3">with Lavender</text:p>
      <text:p text:style-name="P3">Fm <text:s text:c="14"/>C</text:p>
      <text:p text:style-name="P3">For the light so warm and pure</text:p>
      <text:p text:style-name="P3"><text:s text:c="21"/>G</text:p>
      <text:p text:style-name="P3">Will draw you like a flame</text:p>
      <text:h text:style-name="Heading_20_3" text:outline-level="3">[<text:span text:style-name="T4">BRIDGE</text:span>]</text:h>
      <text:p text:style-name="Text_20_body"/>
      <text:h text:style-name="P8" text:outline-level="3"><text:soft-page-break/>[VERSE 2]</text:h>
      <text:p text:style-name="P5">C <text:s text:c="14"/>Cmaj7</text:p>
      <text:p text:style-name="P3">The colors that surround you there</text:p>
      <text:p text:style-name="P3"><text:s text:c="5"/><text:span text:style-name="T4">C7 <text:s text:c="13"/>F</text:span></text:p>
      <text:p text:style-name="P3">will be the shade of Lavender</text:p>
      <text:p text:style-name="P5">Fm</text:p>
      <text:p text:style-name="P3">Shadows dancing everywhere</text:p>
      <text:p text:style-name="P3"><text:s text:c="5"/><text:span text:style-name="T4">C <text:s text:c="13"/>G</text:span></text:p>
      <text:p text:style-name="P3">Like flowers in the rain</text:p>
      <text:p text:style-name="P5">C <text:s text:c="17"/>Cmaj7</text:p>
      <text:p text:style-name="P3">You will find your tongue's on fire</text:p>
      <text:p text:style-name="P3"><text:s text:c="6"/><text:span text:style-name="T4">C7 <text:s text:c="11"/>F</text:span></text:p>
      <text:p text:style-name="P3">while lying next to Lavender</text:p>
      <text:p text:style-name="P5">Fm <text:s text:c="18"/>C</text:p>
      <text:p text:style-name="P3">With words you never spoke before</text:p>
      <text:p text:style-name="P3"><text:s text:c="20"/><text:span text:style-name="T4">G</text:span></text:p>
      <text:p text:style-name="P3">And <text:span text:style-name="T4">could</text:span> not speak again</text:p>
      <text:p text:style-name="P5">C <text:s text:c="7"/>Cmaj7</text:p>
      <text:p text:style-name="P3">Oh sweet Lavender,</text:p>
      <text:p text:style-name="P3"><text:s text:c="2"/><text:span text:style-name="T4">C7 <text:s text:c="12"/>F</text:span></text:p>
      <text:p text:style-name="P3">I understand you perfectly</text:p>
      <text:p text:style-name="P5">Fm <text:s text:c="18"/>C</text:p>
      <text:p text:style-name="P3">There is no way that I can see</text:p>
      <text:p text:style-name="P3"><text:s text:c="14"/><text:span text:style-name="T4">G</text:span></text:p>
      <text:p text:style-name="P3">You living by yourself</text:p>
      <text:p text:style-name="P5">C <text:s text:c="7"/>Cmaj7</text:p>
      <text:p text:style-name="P3">Oh sweet Lavender,</text:p>
      <text:p text:style-name="P3"><text:s text:c="2"/><text:span text:style-name="T4">C7 <text:s text:c="14"/>F</text:span></text:p>
      <text:p text:style-name="P3">I must be with you constantly</text:p>
      <text:p text:style-name="P5">Fm <text:s text:c="20"/>C</text:p>
      <text:p text:style-name="P3">Your presence means so much to me</text:p>
      <text:p text:style-name="P3"><text:s text:c="20"/><text:span text:style-name="T4">G</text:span></text:p>
      <text:p text:style-name="P3">Much more that life itself</text:p>
      <text:h text:style-name="P9" text:outline-level="3">[BRIDGE]</text:h>
      <text:h text:style-name="P10" text:outline-level="3"><text:span text:style-name="T3">[VERSE 3]</text:span></text:h>
      <text:p text:style-name="P5">C <text:s text:c="7"/>Cmaj7</text:p>
      <text:p text:style-name="P3">Oh sweet Lavender,</text:p>
      <text:p text:style-name="P3"><text:s text:c="3"/><text:span text:style-name="T4">C7 <text:s text:c="13"/>F</text:span></text:p>
      <text:p text:style-name="P3">as fragrant as the name you bear</text:p>
      <text:p text:style-name="P5">Fm <text:s text:c="18"/>C</text:p>
      <text:p text:style-name="P3">Please cast away the clothes you wear</text:p>
      <text:p text:style-name="P3"/>
      <text:p text:style-name="P3"><text:soft-page-break/><text:s text:c="22"/><text:span text:style-name="T5">G</text:span></text:p>
      <text:p text:style-name="P3">And give your love to me</text:p>
      <text:p text:style-name="P6">C <text:s text:c="7"/>Cmaj7</text:p>
      <text:p text:style-name="P3">Oh sweet Lavender,</text:p>
      <text:p text:style-name="P3"><text:s text:c="5"/><text:span text:style-name="T5">C7 <text:s text:c="15"/>F</text:span></text:p>
      <text:p text:style-name="P3">your smile is like the golden sun</text:p>
      <text:p text:style-name="P6">Fm <text:s text:c="17"/>C</text:p>
      <text:p text:style-name="P3">I'd love to see you laugh and run</text:p>
      <text:p text:style-name="P3"><text:s text:c="16"/><text:span text:style-name="T5">G</text:span></text:p>
      <text:p text:style-name="P3">As naked as the sea</text:p>
      <text:h text:style-name="P9" text:outline-level="3">[<text:span text:style-name="T4">BRIDGE</text:span>]</text:h>
      <text:h text:style-name="P8" text:outline-level="3">[VERSE <text:span text:style-name="T5">4</text:span>]</text:h>
      <text:p text:style-name="P6">C <text:s text:c="15"/>Cmaj7 <text:s text:c="9"/>C7</text:p>
      <text:p text:style-name="P3">If you'd like to spend the afternoon</text:p>
      <text:p text:style-name="P3"><text:s text:c="12"/><text:span text:style-name="T5">F</text:span></text:p>
      <text:p text:style-name="P3">approaching Lavender</text:p>
      <text:p text:style-name="P6">Fm <text:s text:c="19"/>C</text:p>
      <text:p text:style-name="P3">Don't try and get the best of her</text:p>
      <text:p text:style-name="P3"><text:s text:c="23"/><text:span text:style-name="T5">G</text:span></text:p>
      <text:p text:style-name="P3">She will not share the blame</text:p>
      <text:p text:style-name="P6">C <text:s text:c="15"/>Cmaj7</text:p>
      <text:p text:style-name="P3">If you'd like to try your hand at</text:p>
      <text:p text:style-name="P6">C7 <text:s text:c="11"/>F</text:p>
      <text:p text:style-name="P3">understanding Lavender</text:p>
      <text:p text:style-name="P6">Fm <text:s text:c="14"/>C</text:p>
      <text:p text:style-name="P3">Then you must be very sure</text:p>
      <text:p text:style-name="P3"><text:s text:c="19"/><text:span text:style-name="T5">G</text:span></text:p>
      <text:p text:style-name="P3">That life is not a game</text:p>
      <text:p text:style-name="P6">C <text:s text:c="10"/>G</text:p>
      <text:p text:style-name="P3">There is no shame</text:p>
      <text:h text:style-name="Heading_20_3" text:outline-level="3">[OUTRO]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'Noto Sans Japanese', sans-serif"/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8M56S</meta:editing-duration>
    <meta:editing-cycles>15</meta:editing-cycles>
    <meta:generator>LibreOffice/5.2.5.1$MacOSX_X86_64 LibreOffice_project/0312e1a284a7d50ca85a365c316c7abbf20a4d22</meta:generator>
    <dc:title>Lyrics + Chords</dc:title>
    <dc:date>2017-04-03T13:53:04.744711000</dc:date>
    <meta:print-date>2017-04-03T12:23:29.985893000</meta:print-date>
    <meta:document-statistic meta:table-count="0" meta:image-count="0" meta:object-count="0" meta:page-count="4" meta:paragraph-count="110" meta:word-count="384" meta:character-count="2488" meta:non-whitespace-character-count="142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